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5996" calcext:value-type="float">
            <text:p>144.4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30064" calcext:value-type="float">
            <text:p>144.5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41672" calcext:value-type="float">
            <text:p>144.4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20336" calcext:value-type="float">
            <text:p>144.4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41672" calcext:value-type="float">
            <text:p>144.4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14824" calcext:value-type="float">
            <text:p>144.5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75784" calcext:value-type="float">
            <text:p>144.5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99584" calcext:value-type="float">
            <text:p>144.4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93488" calcext:value-type="float">
            <text:p>144.4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8352" calcext:value-type="float">
            <text:p>144.5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8352" calcext:value-type="float">
            <text:p>144.5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23968" calcext:value-type="float">
            <text:p>144.5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2256" calcext:value-type="float">
            <text:p>144.5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87976" calcext:value-type="float">
            <text:p>144.5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84928" calcext:value-type="float">
            <text:p>144.5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514" calcext:value-type="float">
            <text:p>144.5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17872" calcext:value-type="float">
            <text:p>144.5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99584" calcext:value-type="float">
            <text:p>144.4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11776" calcext:value-type="float">
            <text:p>144.5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2948" calcext:value-type="float">
            <text:p>144.4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6852" calcext:value-type="float">
            <text:p>144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02048" calcext:value-type="float">
            <text:p>144.4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75784" calcext:value-type="float">
            <text:p>144.5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09312" calcext:value-type="float">
            <text:p>144.6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30064" calcext:value-type="float">
            <text:p>144.5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17872" calcext:value-type="float">
            <text:p>144.5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66056" calcext:value-type="float">
            <text:p>144.4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5996" calcext:value-type="float">
            <text:p>144.4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63008" calcext:value-type="float">
            <text:p>144.4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0568" calcext:value-type="float">
            <text:p>144.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14824" calcext:value-type="float">
            <text:p>144.5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0568" calcext:value-type="float">
            <text:p>144.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63008" calcext:value-type="float">
            <text:p>144.4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99584" calcext:value-type="float">
            <text:p>144.4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84928" calcext:value-type="float">
            <text:p>144.5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72736" calcext:value-type="float">
            <text:p>144.5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75784" calcext:value-type="float">
            <text:p>144.5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2256" calcext:value-type="float">
            <text:p>144.5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23968" calcext:value-type="float">
            <text:p>144.5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99584" calcext:value-type="float">
            <text:p>144.4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17872" calcext:value-type="float">
            <text:p>144.5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39208" calcext:value-type="float">
            <text:p>144.5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08728" calcext:value-type="float">
            <text:p>144.5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00168" calcext:value-type="float">
            <text:p>144.6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9712" calcext:value-type="float">
            <text:p>144.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84928" calcext:value-type="float">
            <text:p>144.5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5304" calcext:value-type="float">
            <text:p>144.5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27016" calcext:value-type="float">
            <text:p>144.5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60544" calcext:value-type="float">
            <text:p>144.5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00168" calcext:value-type="float">
            <text:p>144.6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8352" calcext:value-type="float">
            <text:p>144.5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96536" calcext:value-type="float">
            <text:p>144.4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96536" calcext:value-type="float">
            <text:p>144.4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11776" calcext:value-type="float">
            <text:p>144.5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39208" calcext:value-type="float">
            <text:p>144.5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72736" calcext:value-type="float">
            <text:p>144.5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84928" calcext:value-type="float">
            <text:p>144.5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514" calcext:value-type="float">
            <text:p>144.5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2092" calcext:value-type="float">
            <text:p>144.5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27016" calcext:value-type="float">
            <text:p>144.5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514" calcext:value-type="float">
            <text:p>144.5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2256" calcext:value-type="float">
            <text:p>144.5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3616" calcext:value-type="float">
            <text:p>144.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39208" calcext:value-type="float">
            <text:p>144.5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63592" calcext:value-type="float">
            <text:p>144.5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60544" calcext:value-type="float">
            <text:p>144.5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39208" calcext:value-type="float">
            <text:p>144.5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2256" calcext:value-type="float">
            <text:p>144.5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87976" calcext:value-type="float">
            <text:p>144.5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9712" calcext:value-type="float">
            <text:p>144.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72736" calcext:value-type="float">
            <text:p>144.5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5304" calcext:value-type="float">
            <text:p>144.5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2256" calcext:value-type="float">
            <text:p>144.5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2256" calcext:value-type="float">
            <text:p>144.5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30064" calcext:value-type="float">
            <text:p>144.5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02632" calcext:value-type="float">
            <text:p>144.5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30064" calcext:value-type="float">
            <text:p>144.5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8352" calcext:value-type="float">
            <text:p>144.5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27016" calcext:value-type="float">
            <text:p>144.5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14824" calcext:value-type="float">
            <text:p>144.5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0568" calcext:value-type="float">
            <text:p>144.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14824" calcext:value-type="float">
            <text:p>144.5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39208" calcext:value-type="float">
            <text:p>144.5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0568" calcext:value-type="float">
            <text:p>144.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11776" calcext:value-type="float">
            <text:p>144.5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39208" calcext:value-type="float">
            <text:p>144.5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84928" calcext:value-type="float">
            <text:p>144.5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84928" calcext:value-type="float">
            <text:p>144.5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6664" calcext:value-type="float">
            <text:p>144.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2256" calcext:value-type="float">
            <text:p>144.5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2256" calcext:value-type="float">
            <text:p>144.5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54448" calcext:value-type="float">
            <text:p>144.5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72736" calcext:value-type="float">
            <text:p>144.5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63592" calcext:value-type="float">
            <text:p>144.5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39208" calcext:value-type="float">
            <text:p>144.5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08728" calcext:value-type="float">
            <text:p>144.5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2092" calcext:value-type="float">
            <text:p>144.5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2256" calcext:value-type="float">
            <text:p>144.5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514" calcext:value-type="float">
            <text:p>144.5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514" calcext:value-type="float">
            <text:p>144.5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57496" calcext:value-type="float">
            <text:p>144.5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72736" calcext:value-type="float">
            <text:p>144.5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57496" calcext:value-type="float">
            <text:p>144.5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54448" calcext:value-type="float">
            <text:p>144.5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8352" calcext:value-type="float">
            <text:p>144.5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5304" calcext:value-type="float">
            <text:p>144.5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30064" calcext:value-type="float">
            <text:p>144.5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3616" calcext:value-type="float">
            <text:p>144.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63592" calcext:value-type="float">
            <text:p>144.5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60544" calcext:value-type="float">
            <text:p>144.5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63592" calcext:value-type="float">
            <text:p>144.56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54448" calcext:value-type="float">
            <text:p>144.5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57496" calcext:value-type="float">
            <text:p>144.5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6664" calcext:value-type="float">
            <text:p>144.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54448" calcext:value-type="float">
            <text:p>144.5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08728" calcext:value-type="float">
            <text:p>144.5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0568" calcext:value-type="float">
            <text:p>144.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23968" calcext:value-type="float">
            <text:p>144.5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514" calcext:value-type="float">
            <text:p>144.5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514" calcext:value-type="float">
            <text:p>144.5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17872" calcext:value-type="float">
            <text:p>144.5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14824" calcext:value-type="float">
            <text:p>144.5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5304" calcext:value-type="float">
            <text:p>144.5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5304" calcext:value-type="float">
            <text:p>144.5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11776" calcext:value-type="float">
            <text:p>144.5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96536" calcext:value-type="float">
            <text:p>144.4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2092" calcext:value-type="float">
            <text:p>144.5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2256" calcext:value-type="float">
            <text:p>144.5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95952" calcext:value-type="float">
            <text:p>144.3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64304" calcext:value-type="float">
            <text:p>144.1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86936" calcext:value-type="float">
            <text:p>143.8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72992" calcext:value-type="float">
            <text:p>143.57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81552" calcext:value-type="float">
            <text:p>143.4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29736" calcext:value-type="float">
            <text:p>143.4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84016" calcext:value-type="float">
            <text:p>143.3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73704" calcext:value-type="float">
            <text:p>143.1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09696" calcext:value-type="float">
            <text:p>143.1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12744" calcext:value-type="float">
            <text:p>143.1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9504" calcext:value-type="float">
            <text:p>143.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16376" calcext:value-type="float">
            <text:p>143.2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0112" calcext:value-type="float">
            <text:p>143.3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7604" calcext:value-type="float">
            <text:p>143.5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04056" calcext:value-type="float">
            <text:p>143.7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74744" calcext:value-type="float">
            <text:p>143.8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72864" calcext:value-type="float">
            <text:p>144.0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13072" calcext:value-type="float">
            <text:p>144.21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228" calcext:value-type="float">
            <text:p>144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6664" calcext:value-type="float">
            <text:p>144.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84928" calcext:value-type="float">
            <text:p>144.5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8188" calcext:value-type="float">
            <text:p>144.5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78832" calcext:value-type="float">
            <text:p>144.5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54448" calcext:value-type="float">
            <text:p>144.5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2256" calcext:value-type="float">
            <text:p>144.54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60544" calcext:value-type="float">
            <text:p>144.5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6664" calcext:value-type="float">
            <text:p>144.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60544" calcext:value-type="float">
            <text:p>144.5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3616" calcext:value-type="float">
            <text:p>144.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5328" calcext:value-type="float">
            <text:p>144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88688" calcext:value-type="float">
            <text:p>144.1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44848" calcext:value-type="float">
            <text:p>143.9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07104" calcext:value-type="float">
            <text:p>143.7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37" calcext:value-type="float">
            <text:p>143.6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9944" calcext:value-type="float">
            <text:p>143.5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75456" calcext:value-type="float">
            <text:p>143.4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5624" calcext:value-type="float">
            <text:p>143.2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0172" calcext:value-type="float">
            <text:p>143.3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37712" calcext:value-type="float">
            <text:p>143.2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3408" calcext:value-type="float">
            <text:p>143.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58464" calcext:value-type="float">
            <text:p>143.1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0112" calcext:value-type="float">
            <text:p>143.3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80968" calcext:value-type="float">
            <text:p>143.3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05352" calcext:value-type="float">
            <text:p>143.4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9944" calcext:value-type="float">
            <text:p>143.5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9528" calcext:value-type="float">
            <text:p>143.2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18256" calcext:value-type="float">
            <text:p>143.01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99968" calcext:value-type="float">
            <text:p>142.9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62808" calcext:value-type="float">
            <text:p>142.86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98216" calcext:value-type="float">
            <text:p>142.6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36672" calcext:value-type="float">
            <text:p>142.53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20848" calcext:value-type="float">
            <text:p>142.4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5608" calcext:value-type="float">
            <text:p>142.4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69032" calcext:value-type="float">
            <text:p>142.3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26944" calcext:value-type="float">
            <text:p>142.4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40888" calcext:value-type="float">
            <text:p>142.7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86024" calcext:value-type="float">
            <text:p>142.68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8544" calcext:value-type="float">
            <text:p>142.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91536" calcext:value-type="float">
            <text:p>142.59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50032" calcext:value-type="float">
            <text:p>142.75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71952" calcext:value-type="float">
            <text:p>142.87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11576" calcext:value-type="float">
            <text:p>142.91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60928" calcext:value-type="float">
            <text:p>143.0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10864" calcext:value-type="float">
            <text:p>143.3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70656" calcext:value-type="float">
            <text:p>143.1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84144" calcext:value-type="float">
            <text:p>142.88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464" calcext:value-type="float">
            <text:p>142.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75712" calcext:value-type="float">
            <text:p>142.4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08072" calcext:value-type="float">
            <text:p>142.3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98928" calcext:value-type="float">
            <text:p>142.2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92248" calcext:value-type="float">
            <text:p>142.1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08784" calcext:value-type="float">
            <text:p>141.9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24152" calcext:value-type="float">
            <text:p>141.4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70584" calcext:value-type="float">
            <text:p>141.07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51712" calcext:value-type="float">
            <text:p>140.9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62736" calcext:value-type="float">
            <text:p>140.7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59688" calcext:value-type="float">
            <text:p>140.7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84072" calcext:value-type="float">
            <text:p>140.7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74928" calcext:value-type="float">
            <text:p>140.7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57808" calcext:value-type="float">
            <text:p>140.9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52296" calcext:value-type="float">
            <text:p>141.0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2052" calcext:value-type="float">
            <text:p>141.3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14424" calcext:value-type="float">
            <text:p>141.3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0716" calcext:value-type="float">
            <text:p>141.1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79728" calcext:value-type="float">
            <text:p>141.0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43152" calcext:value-type="float">
            <text:p>141.0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20064" calcext:value-type="float">
            <text:p>140.7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83488" calcext:value-type="float">
            <text:p>140.6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92632" calcext:value-type="float">
            <text:p>140.6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790168" calcext:value-type="float">
            <text:p>140.7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60424" calcext:value-type="float">
            <text:p>140.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84784" calcext:value-type="float">
            <text:p>140.3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372" calcext:value-type="float">
            <text:p>140.2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0944" calcext:value-type="float">
            <text:p>140.1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39192" calcext:value-type="float">
            <text:p>139.8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56896" calcext:value-type="float">
            <text:p>139.7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508" calcext:value-type="float">
            <text:p>139.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2032" calcext:value-type="float">
            <text:p>139.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31928" calcext:value-type="float">
            <text:p>139.6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41072" calcext:value-type="float">
            <text:p>139.6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32512" calcext:value-type="float">
            <text:p>139.73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10008" calcext:value-type="float">
            <text:p>139.5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14936" calcext:value-type="float">
            <text:p>139.31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89968" calcext:value-type="float">
            <text:p>139.18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65" calcext:value-type="float">
            <text:p>139.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58904" calcext:value-type="float">
            <text:p>139.05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9552" calcext:value-type="float">
            <text:p>138.9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24792" calcext:value-type="float">
            <text:p>138.9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76024" calcext:value-type="float">
            <text:p>138.8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33352" calcext:value-type="float">
            <text:p>138.8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76608" calcext:value-type="float">
            <text:p>138.97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00992" calcext:value-type="float">
            <text:p>139.00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888" calcext:value-type="float">
            <text:p>138.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46712" calcext:value-type="float">
            <text:p>139.0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01576" calcext:value-type="float">
            <text:p>139.10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99112" calcext:value-type="float">
            <text:p>139.19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0884" calcext:value-type="float">
            <text:p>139.30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153392" calcext:value-type="float">
            <text:p>139.1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3456" calcext:value-type="float">
            <text:p>138.90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2784" calcext:value-type="float">
            <text:p>138.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84" calcext:value-type="float">
            <text:p>138.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88928" calcext:value-type="float">
            <text:p>138.4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18952" calcext:value-type="float">
            <text:p>137.9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99496" calcext:value-type="float">
            <text:p>137.6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74528" calcext:value-type="float">
            <text:p>137.57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75824" calcext:value-type="float">
            <text:p>137.2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50856" calcext:value-type="float">
            <text:p>137.15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06432" calcext:value-type="float">
            <text:p>136.8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376" calcext:value-type="float">
            <text:p>136.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47352" calcext:value-type="float">
            <text:p>136.54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83344" calcext:value-type="float">
            <text:p>136.4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97416" calcext:value-type="float">
            <text:p>136.2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48064" calcext:value-type="float">
            <text:p>136.1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90152" calcext:value-type="float">
            <text:p>136.0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64016" calcext:value-type="float">
            <text:p>135.7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71992" calcext:value-type="float">
            <text:p>135.5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2932" calcext:value-type="float">
            <text:p>135.5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12912" calcext:value-type="float">
            <text:p>135.3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59928" calcext:value-type="float">
            <text:p>135.0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99552" calcext:value-type="float">
            <text:p>135.0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84896" calcext:value-type="float">
            <text:p>135.1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42224" calcext:value-type="float">
            <text:p>135.1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84312" calcext:value-type="float">
            <text:p>135.0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17256" calcext:value-type="float">
            <text:p>135.0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35544" calcext:value-type="float">
            <text:p>135.0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3308" calcext:value-type="float">
            <text:p>135.1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94624" calcext:value-type="float">
            <text:p>135.2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26856" calcext:value-type="float">
            <text:p>135.6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60384" calcext:value-type="float">
            <text:p>135.6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89696" calcext:value-type="float">
            <text:p>135.4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92744" calcext:value-type="float">
            <text:p>135.4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8548" calcext:value-type="float">
            <text:p>135.2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3496" calcext:value-type="float">
            <text:p>134.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31912" calcext:value-type="float">
            <text:p>134.9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95336" calcext:value-type="float">
            <text:p>134.8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00848" calcext:value-type="float">
            <text:p>134.8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47152" calcext:value-type="float">
            <text:p>134.9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3496" calcext:value-type="float">
            <text:p>134.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3496" calcext:value-type="float">
            <text:p>134.9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31912" calcext:value-type="float">
            <text:p>134.9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36128" calcext:value-type="float">
            <text:p>135.1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75752" calcext:value-type="float">
            <text:p>135.1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66608" calcext:value-type="float">
            <text:p>135.1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98968" calcext:value-type="float">
            <text:p>134.9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49032" calcext:value-type="float">
            <text:p>134.7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69784" calcext:value-type="float">
            <text:p>134.6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69784" calcext:value-type="float">
            <text:p>134.6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55128" calcext:value-type="float">
            <text:p>134.7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6732" calcext:value-type="float">
            <text:p>134.7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19136" calcext:value-type="float">
            <text:p>134.8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00848" calcext:value-type="float">
            <text:p>134.8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31328" calcext:value-type="float">
            <text:p>134.83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49616" calcext:value-type="float">
            <text:p>134.8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44104" calcext:value-type="float">
            <text:p>134.9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8068" calcext:value-type="float">
            <text:p>134.9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11744" calcext:value-type="float">
            <text:p>135.1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4832" calcext:value-type="float">
            <text:p>135.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33664" calcext:value-type="float">
            <text:p>135.2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52536" calcext:value-type="float">
            <text:p>135.3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98256" calcext:value-type="float">
            <text:p>135.39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9884" calcext:value-type="float">
            <text:p>135.4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91576" calcext:value-type="float">
            <text:p>135.2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55584" calcext:value-type="float">
            <text:p>135.3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06816" calcext:value-type="float">
            <text:p>135.3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21472" calcext:value-type="float">
            <text:p>135.2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312" calcext:value-type="float">
            <text:p>135.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06816" calcext:value-type="float">
            <text:p>135.3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13496" calcext:value-type="float">
            <text:p>135.4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1888" calcext:value-type="float">
            <text:p>135.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4936" calcext:value-type="float">
            <text:p>135.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52992" calcext:value-type="float">
            <text:p>135.9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73744" calcext:value-type="float">
            <text:p>135.8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31656" calcext:value-type="float">
            <text:p>135.9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10904" calcext:value-type="float">
            <text:p>136.0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96248" calcext:value-type="float">
            <text:p>136.0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00464" calcext:value-type="float">
            <text:p>136.3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51568" calcext:value-type="float">
            <text:p>136.7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58376" calcext:value-type="float">
            <text:p>136.3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82176" calcext:value-type="float">
            <text:p>136.2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98584" calcext:value-type="float">
            <text:p>136.4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25432" calcext:value-type="float">
            <text:p>136.4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9612" calcext:value-type="float">
            <text:p>136.5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32112" calcext:value-type="float">
            <text:p>136.5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31528" calcext:value-type="float">
            <text:p>136.4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59544" calcext:value-type="float">
            <text:p>136.5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52864" calcext:value-type="float">
            <text:p>136.4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16872" calcext:value-type="float">
            <text:p>136.5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18752" calcext:value-type="float">
            <text:p>136.3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72448" calcext:value-type="float">
            <text:p>136.1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5416" calcext:value-type="float">
            <text:p>136.1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14536" calcext:value-type="float">
            <text:p>136.1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12072" calcext:value-type="float">
            <text:p>136.2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6084" calcext:value-type="float">
            <text:p>136.2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97416" calcext:value-type="float">
            <text:p>136.2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55328" calcext:value-type="float">
            <text:p>136.3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2848" calcext:value-type="float">
            <text:p>136.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63176" calcext:value-type="float">
            <text:p>136.6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72904" calcext:value-type="float">
            <text:p>136.77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69144" calcext:value-type="float">
            <text:p>137.1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62464" calcext:value-type="float">
            <text:p>137.0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0572" calcext:value-type="float">
            <text:p>137.20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70896" calcext:value-type="float">
            <text:p>137.4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55072" calcext:value-type="float">
            <text:p>137.3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82504" calcext:value-type="float">
            <text:p>137.3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75824" calcext:value-type="float">
            <text:p>137.27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0384" calcext:value-type="float">
            <text:p>137.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07472" calcext:value-type="float">
            <text:p>137.5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29392" calcext:value-type="float">
            <text:p>137.6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27512" calcext:value-type="float">
            <text:p>137.8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20248" calcext:value-type="float">
            <text:p>137.6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39832" calcext:value-type="float">
            <text:p>137.33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46512" calcext:value-type="float">
            <text:p>137.4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64216" calcext:value-type="float">
            <text:p>137.3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91064" calcext:value-type="float">
            <text:p>137.2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00208" calcext:value-type="float">
            <text:p>137.30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33152" calcext:value-type="float">
            <text:p>137.2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4288" calcext:value-type="float">
            <text:p>137.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16032" calcext:value-type="float">
            <text:p>137.4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45928" calcext:value-type="float">
            <text:p>137.34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362" calcext:value-type="float">
            <text:p>137.2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11232" calcext:value-type="float">
            <text:p>137.1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08184" calcext:value-type="float">
            <text:p>137.1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13696" calcext:value-type="float">
            <text:p>137.0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37496" calcext:value-type="float">
            <text:p>136.9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41128" calcext:value-type="float">
            <text:p>137.0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41128" calcext:value-type="float">
            <text:p>137.0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17328" calcext:value-type="float">
            <text:p>137.1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69144" calcext:value-type="float">
            <text:p>137.1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47224" calcext:value-type="float">
            <text:p>137.0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84384" calcext:value-type="float">
            <text:p>137.18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55072" calcext:value-type="float">
            <text:p>137.3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37952" calcext:value-type="float">
            <text:p>137.5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84256" calcext:value-type="float">
            <text:p>137.6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26216" calcext:value-type="float">
            <text:p>138.1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94568" calcext:value-type="float">
            <text:p>137.8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5436" calcext:value-type="float">
            <text:p>137.7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75696" calcext:value-type="float">
            <text:p>137.7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81208" calcext:value-type="float">
            <text:p>137.6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83088" calcext:value-type="float">
            <text:p>137.4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52608" calcext:value-type="float">
            <text:p>137.4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89184" calcext:value-type="float">
            <text:p>137.4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85552" calcext:value-type="float">
            <text:p>137.3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36784" calcext:value-type="float">
            <text:p>137.3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362" calcext:value-type="float">
            <text:p>137.2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02088" calcext:value-type="float">
            <text:p>137.1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26472" calcext:value-type="float">
            <text:p>137.1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69144" calcext:value-type="float">
            <text:p>137.1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7336" calcext:value-type="float">
            <text:p>137.3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46512" calcext:value-type="float">
            <text:p>137.4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30104" calcext:value-type="float">
            <text:p>137.2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99624" calcext:value-type="float">
            <text:p>137.1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47808" calcext:value-type="float">
            <text:p>137.1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6856" calcext:value-type="float">
            <text:p>137.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34448" calcext:value-type="float">
            <text:p>136.93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8568" calcext:value-type="float">
            <text:p>136.8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0948" calcext:value-type="float">
            <text:p>136.8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16872" calcext:value-type="float">
            <text:p>136.5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0192" calcext:value-type="float">
            <text:p>136.4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324" calcext:value-type="float">
            <text:p>136.4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81592" calcext:value-type="float">
            <text:p>136.1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9988" calcext:value-type="float">
            <text:p>136.1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74912" calcext:value-type="float">
            <text:p>136.0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24976" calcext:value-type="float">
            <text:p>135.8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94496" calcext:value-type="float">
            <text:p>135.7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45728" calcext:value-type="float">
            <text:p>135.7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62264" calcext:value-type="float">
            <text:p>135.4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10448" calcext:value-type="float">
            <text:p>135.4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9216" calcext:value-type="float">
            <text:p>135.4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49488" calcext:value-type="float">
            <text:p>135.3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88528" calcext:value-type="float">
            <text:p>135.2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4644" calcext:value-type="float">
            <text:p>135.3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75168" calcext:value-type="float">
            <text:p>135.0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47736" calcext:value-type="float">
            <text:p>135.0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23936" calcext:value-type="float">
            <text:p>135.1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36128" calcext:value-type="float">
            <text:p>135.1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64272" calcext:value-type="float">
            <text:p>134.7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78344" calcext:value-type="float">
            <text:p>134.5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70624" calcext:value-type="float">
            <text:p>133.7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51752" calcext:value-type="float">
            <text:p>133.6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2432" calcext:value-type="float">
            <text:p>133.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5668" calcext:value-type="float">
            <text:p>133.4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64656" calcext:value-type="float">
            <text:p>133.2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06744" calcext:value-type="float">
            <text:p>133.2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4332" calcext:value-type="float">
            <text:p>133.2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70752" calcext:value-type="float">
            <text:p>133.2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97016" calcext:value-type="float">
            <text:p>133.09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5376" calcext:value-type="float">
            <text:p>132.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9544" calcext:value-type="float">
            <text:p>132.7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5084" calcext:value-type="float">
            <text:p>132.4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10632" calcext:value-type="float">
            <text:p>132.3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12512" calcext:value-type="float">
            <text:p>132.1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83912" calcext:value-type="float">
            <text:p>131.8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24832" calcext:value-type="float">
            <text:p>131.6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73016" calcext:value-type="float">
            <text:p>131.5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38904" calcext:value-type="float">
            <text:p>131.4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71264" calcext:value-type="float">
            <text:p>131.2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28592" calcext:value-type="float">
            <text:p>131.2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43248" calcext:value-type="float">
            <text:p>131.14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12768" calcext:value-type="float">
            <text:p>131.1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59784" calcext:value-type="float">
            <text:p>130.85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01288" calcext:value-type="float">
            <text:p>130.7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94608" calcext:value-type="float">
            <text:p>130.59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84296" calcext:value-type="float">
            <text:p>130.3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14776" calcext:value-type="float">
            <text:p>130.4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02584" calcext:value-type="float">
            <text:p>130.4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81248" calcext:value-type="float">
            <text:p>130.3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16656" calcext:value-type="float">
            <text:p>130.2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96" calcext:value-type="float">
            <text:p>130.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70936" calcext:value-type="float">
            <text:p>130.1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18536" calcext:value-type="float">
            <text:p>130.0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21584" calcext:value-type="float">
            <text:p>130.02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60624" calcext:value-type="float">
            <text:p>129.9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8196" calcext:value-type="float">
            <text:p>129.9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85008" calcext:value-type="float">
            <text:p>129.9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61208" calcext:value-type="float">
            <text:p>130.0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66008" calcext:value-type="float">
            <text:p>130.3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00704" calcext:value-type="float">
            <text:p>130.6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55568" calcext:value-type="float">
            <text:p>130.65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4396" calcext:value-type="float">
            <text:p>130.7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44544" calcext:value-type="float">
            <text:p>130.8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45128" calcext:value-type="float">
            <text:p>130.9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10304" calcext:value-type="float">
            <text:p>131.2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86504" calcext:value-type="float">
            <text:p>131.2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13936" calcext:value-type="float">
            <text:p>131.3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65752" calcext:value-type="float">
            <text:p>131.3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3664" calcext:value-type="float">
            <text:p>131.4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80992" calcext:value-type="float">
            <text:p>131.3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65168" calcext:value-type="float">
            <text:p>131.2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71264" calcext:value-type="float">
            <text:p>131.2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93184" calcext:value-type="float">
            <text:p>131.3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6712" calcext:value-type="float">
            <text:p>131.4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1452" calcext:value-type="float">
            <text:p>131.4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5732" calcext:value-type="float">
            <text:p>130.9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35984" calcext:value-type="float">
            <text:p>130.9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32936" calcext:value-type="float">
            <text:p>130.9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78656" calcext:value-type="float">
            <text:p>130.97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57904" calcext:value-type="float">
            <text:p>131.0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39616" calcext:value-type="float">
            <text:p>131.0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6588" calcext:value-type="float">
            <text:p>130.8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64712" calcext:value-type="float">
            <text:p>130.66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88512" calcext:value-type="float">
            <text:p>130.5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17824" calcext:value-type="float">
            <text:p>130.4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3916" calcext:value-type="float">
            <text:p>130.43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13608" calcext:value-type="float">
            <text:p>130.2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06928" calcext:value-type="float">
            <text:p>130.1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3436" calcext:value-type="float">
            <text:p>130.1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89224" calcext:value-type="float">
            <text:p>130.1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73984" calcext:value-type="float">
            <text:p>130.1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55696" calcext:value-type="float">
            <text:p>130.1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92272" calcext:value-type="float">
            <text:p>130.19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77032" calcext:value-type="float">
            <text:p>130.1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65424" calcext:value-type="float">
            <text:p>130.2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02584" calcext:value-type="float">
            <text:p>130.40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1536" calcext:value-type="float">
            <text:p>130.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42792" calcext:value-type="float">
            <text:p>130.54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30016" calcext:value-type="float">
            <text:p>130.4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36112" calcext:value-type="float">
            <text:p>130.4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64128" calcext:value-type="float">
            <text:p>130.5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94024" calcext:value-type="float">
            <text:p>130.49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05632" calcext:value-type="float">
            <text:p>130.4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26384" calcext:value-type="float">
            <text:p>130.3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1724" calcext:value-type="float">
            <text:p>130.3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37992" calcext:value-type="float">
            <text:p>130.2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59328" calcext:value-type="float">
            <text:p>130.2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57448" calcext:value-type="float">
            <text:p>130.4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89808" calcext:value-type="float">
            <text:p>130.2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1724" calcext:value-type="float">
            <text:p>130.3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80664" calcext:value-type="float">
            <text:p>130.2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05048" calcext:value-type="float">
            <text:p>130.3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16656" calcext:value-type="float">
            <text:p>130.2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28848" calcext:value-type="float">
            <text:p>130.2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782" calcext:value-type="float">
            <text:p>130.3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50184" calcext:value-type="float">
            <text:p>130.2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83128" calcext:value-type="float">
            <text:p>130.1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98368" calcext:value-type="float">
            <text:p>130.1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972" calcext:value-type="float">
            <text:p>129.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27096" calcext:value-type="float">
            <text:p>129.9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72232" calcext:value-type="float">
            <text:p>129.8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53944" calcext:value-type="float">
            <text:p>129.8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83256" calcext:value-type="float">
            <text:p>129.6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55824" calcext:value-type="float">
            <text:p>129.6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07056" calcext:value-type="float">
            <text:p>129.6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2476" calcext:value-type="float">
            <text:p>129.5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44928" calcext:value-type="float">
            <text:p>129.3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23008" calcext:value-type="float">
            <text:p>129.2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38248" calcext:value-type="float">
            <text:p>129.2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55952" calcext:value-type="float">
            <text:p>129.1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04136" calcext:value-type="float">
            <text:p>129.10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21256" calcext:value-type="float">
            <text:p>128.9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87728" calcext:value-type="float">
            <text:p>128.8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21256" calcext:value-type="float">
            <text:p>128.9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61464" calcext:value-type="float">
            <text:p>129.0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49272" calcext:value-type="float">
            <text:p>129.0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03552" calcext:value-type="float">
            <text:p>129.0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2184" calcext:value-type="float">
            <text:p>129.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88896" calcext:value-type="float">
            <text:p>129.0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94992" calcext:value-type="float">
            <text:p>129.0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116328" calcext:value-type="float">
            <text:p>129.1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1996" calcext:value-type="float">
            <text:p>129.2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5044" calcext:value-type="float">
            <text:p>129.2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17496" calcext:value-type="float">
            <text:p>129.3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63216" calcext:value-type="float">
            <text:p>129.3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0952" calcext:value-type="float">
            <text:p>129.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33904" calcext:value-type="float">
            <text:p>129.5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10104" calcext:value-type="float">
            <text:p>129.6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95448" calcext:value-type="float">
            <text:p>129.69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89352" calcext:value-type="float">
            <text:p>129.6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98496" calcext:value-type="float">
            <text:p>129.6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05176" calcext:value-type="float">
            <text:p>129.8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41752" calcext:value-type="float">
            <text:p>129.8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81376" calcext:value-type="float">
            <text:p>129.8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9052" calcext:value-type="float">
            <text:p>129.8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48432" calcext:value-type="float">
            <text:p>129.9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734" calcext:value-type="float">
            <text:p>130.0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36824" calcext:value-type="float">
            <text:p>130.0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972" calcext:value-type="float">
            <text:p>129.9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55112" calcext:value-type="float">
            <text:p>130.0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97784" calcext:value-type="float">
            <text:p>130.0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37408" calcext:value-type="float">
            <text:p>130.1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0456" calcext:value-type="float">
            <text:p>130.1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1244" calcext:value-type="float">
            <text:p>130.0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30144" calcext:value-type="float">
            <text:p>129.9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33192" calcext:value-type="float">
            <text:p>129.9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978912" calcext:value-type="float">
            <text:p>129.9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24632" calcext:value-type="float">
            <text:p>130.0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070352" calcext:value-type="float">
            <text:p>130.0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3436" calcext:value-type="float">
            <text:p>130.1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01416" calcext:value-type="float">
            <text:p>130.2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62376" calcext:value-type="float">
            <text:p>130.2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96488" calcext:value-type="float">
            <text:p>130.3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4104" calcext:value-type="float">
            <text:p>130.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3436" calcext:value-type="float">
            <text:p>130.1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0456" calcext:value-type="float">
            <text:p>130.1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6552" calcext:value-type="float">
            <text:p>130.1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3436" calcext:value-type="float">
            <text:p>130.1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40456" calcext:value-type="float">
            <text:p>130.1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83128" calcext:value-type="float">
            <text:p>130.1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16656" calcext:value-type="float">
            <text:p>130.2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02" calcext:value-type="float">
            <text:p>130.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56864" calcext:value-type="float">
            <text:p>130.3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38576" calcext:value-type="float">
            <text:p>130.3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38576" calcext:value-type="float">
            <text:p>130.3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02" calcext:value-type="float">
            <text:p>130.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17824" calcext:value-type="float">
            <text:p>130.4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90976" calcext:value-type="float">
            <text:p>130.4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9156" calcext:value-type="float">
            <text:p>130.5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6776" calcext:value-type="float">
            <text:p>130.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31768" calcext:value-type="float">
            <text:p>130.73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17696" calcext:value-type="float">
            <text:p>130.91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56736" calcext:value-type="float">
            <text:p>130.8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41496" calcext:value-type="float">
            <text:p>130.84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75024" calcext:value-type="float">
            <text:p>130.8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354" calcext:value-type="float">
            <text:p>130.8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23208" calcext:value-type="float">
            <text:p>130.8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68928" calcext:value-type="float">
            <text:p>130.8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14648" calcext:value-type="float">
            <text:p>130.9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23208" calcext:value-type="float">
            <text:p>130.8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80536" calcext:value-type="float">
            <text:p>130.7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28136" calcext:value-type="float">
            <text:p>130.62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88512" calcext:value-type="float">
            <text:p>130.58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25088" calcext:value-type="float">
            <text:p>130.6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46424" calcext:value-type="float">
            <text:p>130.6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19576" calcext:value-type="float">
            <text:p>130.7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40912" calcext:value-type="float">
            <text:p>130.7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592" calcext:value-type="float">
            <text:p>130.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5252" calcext:value-type="float">
            <text:p>130.6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9824" calcext:value-type="float">
            <text:p>130.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32352" calcext:value-type="float">
            <text:p>130.8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5064" calcext:value-type="float">
            <text:p>130.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89096" calcext:value-type="float">
            <text:p>130.6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25088" calcext:value-type="float">
            <text:p>130.6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632" calcext:value-type="float">
            <text:p>130.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73272" calcext:value-type="float">
            <text:p>130.5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11728" calcext:value-type="float">
            <text:p>130.4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41624" calcext:value-type="float">
            <text:p>130.3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16656" calcext:value-type="float">
            <text:p>130.2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17368" calcext:value-type="float">
            <text:p>129.8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2184" calcext:value-type="float">
            <text:p>129.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00576" calcext:value-type="float">
            <text:p>131.1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68216" calcext:value-type="float">
            <text:p>131.2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05376" calcext:value-type="float">
            <text:p>131.4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3164" calcext:value-type="float">
            <text:p>131.2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34104" calcext:value-type="float">
            <text:p>131.13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8112" calcext:value-type="float">
            <text:p>130.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75736" calcext:value-type="float">
            <text:p>130.47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0764" calcext:value-type="float">
            <text:p>129.7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32152" calcext:value-type="float">
            <text:p>129.2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58248" calcext:value-type="float">
            <text:p>136.8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43592" calcext:value-type="float">
            <text:p>136.94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19208" calcext:value-type="float">
            <text:p>136.91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80168" calcext:value-type="float">
            <text:p>136.9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98456" calcext:value-type="float">
            <text:p>136.99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49688" calcext:value-type="float">
            <text:p>136.9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80168" calcext:value-type="float">
            <text:p>136.98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23424" calcext:value-type="float">
            <text:p>137.1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24008" calcext:value-type="float">
            <text:p>137.2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84968" calcext:value-type="float">
            <text:p>137.28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36784" calcext:value-type="float">
            <text:p>137.3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61168" calcext:value-type="float">
            <text:p>137.3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22128" calcext:value-type="float">
            <text:p>137.42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06888" calcext:value-type="float">
            <text:p>137.4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507472" calcext:value-type="float">
            <text:p>137.5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3244" calcext:value-type="float">
            <text:p>137.6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672064" calcext:value-type="float">
            <text:p>137.6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757408" calcext:value-type="float">
            <text:p>137.7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18368" calcext:value-type="float">
            <text:p>137.8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85424" calcext:value-type="float">
            <text:p>137.8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04296" calcext:value-type="float">
            <text:p>138.0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59744" calcext:value-type="float">
            <text:p>138.1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9632" calcext:value-type="float">
            <text:p>138.1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54816" calcext:value-type="float">
            <text:p>138.3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85296" calcext:value-type="float">
            <text:p>138.3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85296" calcext:value-type="float">
            <text:p>138.3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351768" calcext:value-type="float">
            <text:p>138.35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4554" calcext:value-type="float">
            <text:p>138.4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16944" calcext:value-type="float">
            <text:p>138.6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84" calcext:value-type="float">
            <text:p>138.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77544" calcext:value-type="float">
            <text:p>138.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55272" calcext:value-type="float">
            <text:p>138.95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26312" calcext:value-type="float">
            <text:p>139.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78944" calcext:value-type="float">
            <text:p>139.3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534392" calcext:value-type="float">
            <text:p>139.5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58192" calcext:value-type="float">
            <text:p>139.4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02744" calcext:value-type="float">
            <text:p>139.30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3698" calcext:value-type="float">
            <text:p>139.3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64288" calcext:value-type="float">
            <text:p>139.46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18568" calcext:value-type="float">
            <text:p>139.41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49048" calcext:value-type="float">
            <text:p>139.4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479528" calcext:value-type="float">
            <text:p>139.4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653264" calcext:value-type="float">
            <text:p>139.6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08128" calcext:value-type="float">
            <text:p>139.7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790424" calcext:value-type="float">
            <text:p>139.79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84912" calcext:value-type="float">
            <text:p>139.8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416" calcext:value-type="float">
            <text:p>139.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7084" calcext:value-type="float">
            <text:p>140.07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35432" calcext:value-type="float">
            <text:p>140.23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65912" calcext:value-type="float">
            <text:p>140.2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488416" calcext:value-type="float">
            <text:p>140.4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89" calcext:value-type="float">
            <text:p>140.5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12088" calcext:value-type="float">
            <text:p>140.9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27912" calcext:value-type="float">
            <text:p>141.0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37056" calcext:value-type="float">
            <text:p>141.0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8496" calcext:value-type="float">
            <text:p>141.1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83944" calcext:value-type="float">
            <text:p>141.2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05864" calcext:value-type="float">
            <text:p>141.4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4056" calcext:value-type="float">
            <text:p>141.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22856" calcext:value-type="float">
            <text:p>141.7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44776" calcext:value-type="float">
            <text:p>141.8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20976" calcext:value-type="float">
            <text:p>141.9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25192" calcext:value-type="float">
            <text:p>142.1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98928" calcext:value-type="float">
            <text:p>142.2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12288" calcext:value-type="float">
            <text:p>142.5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25648" calcext:value-type="float">
            <text:p>142.7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57296" calcext:value-type="float">
            <text:p>142.9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52368" calcext:value-type="float">
            <text:p>143.1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41344" calcext:value-type="float">
            <text:p>143.3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81552" calcext:value-type="float">
            <text:p>143.4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29736" calcext:value-type="float">
            <text:p>143.4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53536" calcext:value-type="float">
            <text:p>143.3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9504" calcext:value-type="float">
            <text:p>143.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07232" calcext:value-type="float">
            <text:p>143.2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9152" calcext:value-type="float">
            <text:p>143.3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24224" calcext:value-type="float">
            <text:p>143.5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21176" calcext:value-type="float">
            <text:p>143.5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0216" calcext:value-type="float">
            <text:p>143.4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3888" calcext:value-type="float">
            <text:p>143.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59632" calcext:value-type="float">
            <text:p>143.3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1448" calcext:value-type="float">
            <text:p>143.41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48608" calcext:value-type="float">
            <text:p>143.5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46144" calcext:value-type="float">
            <text:p>143.6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30904" calcext:value-type="float">
            <text:p>143.6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1864" calcext:value-type="float">
            <text:p>143.6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92448" calcext:value-type="float">
            <text:p>143.7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5036" calcext:value-type="float">
            <text:p>143.8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3992" calcext:value-type="float">
            <text:p>144.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92904" calcext:value-type="float">
            <text:p>144.39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0756" calcext:value-type="float">
            <text:p>144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0088" calcext:value-type="float">
            <text:p>144.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52112" calcext:value-type="float">
            <text:p>144.1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53992" calcext:value-type="float">
            <text:p>143.9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10736" calcext:value-type="float">
            <text:p>143.8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9296" calcext:value-type="float">
            <text:p>143.7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9672" calcext:value-type="float">
            <text:p>143.6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316" calcext:value-type="float">
            <text:p>143.3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65728" calcext:value-type="float">
            <text:p>143.3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65728" calcext:value-type="float">
            <text:p>143.3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7544" calcext:value-type="float">
            <text:p>143.4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9152" calcext:value-type="float">
            <text:p>143.3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1028" calcext:value-type="float">
            <text:p>143.21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0008" calcext:value-type="float">
            <text:p>143.3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75456" calcext:value-type="float">
            <text:p>143.4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18712" calcext:value-type="float">
            <text:p>143.6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85768" calcext:value-type="float">
            <text:p>143.6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45432" calcext:value-type="float">
            <text:p>144.0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30776" calcext:value-type="float">
            <text:p>144.1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1424" calcext:value-type="float">
            <text:p>144.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75784" calcext:value-type="float">
            <text:p>144.5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87392" calcext:value-type="float">
            <text:p>144.4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74616" calcext:value-type="float">
            <text:p>144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41672" calcext:value-type="float">
            <text:p>144.4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23384" calcext:value-type="float">
            <text:p>144.4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28312" calcext:value-type="float">
            <text:p>144.2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9-0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7708" calcext:value-type="float">
            <text:p>144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9552" calcext:value-type="float">
            <text:p>138.9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9552" calcext:value-type="float">
            <text:p>138.9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9552" calcext:value-type="float">
            <text:p>138.9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9552" calcext:value-type="float">
            <text:p>138.9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9552" calcext:value-type="float">
            <text:p>138.9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9552" calcext:value-type="float">
            <text:p>138.9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9552" calcext:value-type="float">
            <text:p>138.9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9552" calcext:value-type="float">
            <text:p>138.9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9552" calcext:value-type="float">
            <text:p>138.9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9552" calcext:value-type="float">
            <text:p>138.9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9552" calcext:value-type="float">
            <text:p>138.9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9552" calcext:value-type="float">
            <text:p>138.9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126" calcext:value-type="float">
            <text:p>138.9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9552" calcext:value-type="float">
            <text:p>138.9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9552" calcext:value-type="float">
            <text:p>138.9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9552" calcext:value-type="float">
            <text:p>138.9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9552" calcext:value-type="float">
            <text:p>138.9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9552" calcext:value-type="float">
            <text:p>138.9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9552" calcext:value-type="float">
            <text:p>138.9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9552" calcext:value-type="float">
            <text:p>138.9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9552" calcext:value-type="float">
            <text:p>138.9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9552" calcext:value-type="float">
            <text:p>138.9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9552" calcext:value-type="float">
            <text:p>138.9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909552" calcext:value-type="float">
            <text:p>138.90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888216" calcext:value-type="float">
            <text:p>138.88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57732" calcext:value-type="float">
            <text:p>138.5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281664" calcext:value-type="float">
            <text:p>138.2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178032" calcext:value-type="float">
            <text:p>138.1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022584" calcext:value-type="float">
            <text:p>138.0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12272" calcext:value-type="float">
            <text:p>137.8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87628" calcext:value-type="float">
            <text:p>137.8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96772" calcext:value-type="float">
            <text:p>137.9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26472" calcext:value-type="float">
            <text:p>137.1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0948" calcext:value-type="float">
            <text:p>136.8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3996" calcext:value-type="float">
            <text:p>136.8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49104" calcext:value-type="float">
            <text:p>136.8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83928" calcext:value-type="float">
            <text:p>136.5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0192" calcext:value-type="float">
            <text:p>136.4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38336" calcext:value-type="float">
            <text:p>136.0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44432" calcext:value-type="float">
            <text:p>136.0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38336" calcext:value-type="float">
            <text:p>136.0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2744" calcext:value-type="float">
            <text:p>135.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5792" calcext:value-type="float">
            <text:p>135.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1408" calcext:value-type="float">
            <text:p>135.5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95208" calcext:value-type="float">
            <text:p>135.3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36712" calcext:value-type="float">
            <text:p>135.2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92872" calcext:value-type="float">
            <text:p>134.9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76464" calcext:value-type="float">
            <text:p>134.7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39888" calcext:value-type="float">
            <text:p>134.7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9112" calcext:value-type="float">
            <text:p>134.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24064" calcext:value-type="float">
            <text:p>134.6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41768" calcext:value-type="float">
            <text:p>134.5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51624" calcext:value-type="float">
            <text:p>134.1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17512" calcext:value-type="float">
            <text:p>134.0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11416" calcext:value-type="float">
            <text:p>134.0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15048" calcext:value-type="float">
            <text:p>134.11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12" calcext:value-type="float">
            <text:p>134.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0908" calcext:value-type="float">
            <text:p>133.6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14008" calcext:value-type="float">
            <text:p>133.4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38392" calcext:value-type="float">
            <text:p>133.4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07328" calcext:value-type="float">
            <text:p>133.3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45784" calcext:value-type="float">
            <text:p>133.14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10504" calcext:value-type="float">
            <text:p>132.81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80608" calcext:value-type="float">
            <text:p>132.8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89168" calcext:value-type="float">
            <text:p>132.7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49544" calcext:value-type="float">
            <text:p>132.7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25744" calcext:value-type="float">
            <text:p>132.8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32424" calcext:value-type="float">
            <text:p>132.9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72632" calcext:value-type="float">
            <text:p>133.0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54928" calcext:value-type="float">
            <text:p>133.15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70752" calcext:value-type="float">
            <text:p>133.2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40856" calcext:value-type="float">
            <text:p>133.3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53632" calcext:value-type="float">
            <text:p>133.4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84112" calcext:value-type="float">
            <text:p>133.4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31712" calcext:value-type="float">
            <text:p>133.3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40856" calcext:value-type="float">
            <text:p>133.3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61024" calcext:value-type="float">
            <text:p>133.1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20816" calcext:value-type="float">
            <text:p>133.02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62904" calcext:value-type="float">
            <text:p>132.9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39104" calcext:value-type="float">
            <text:p>133.0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93384" calcext:value-type="float">
            <text:p>132.9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69584" calcext:value-type="float">
            <text:p>133.0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18352" calcext:value-type="float">
            <text:p>133.1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856" calcext:value-type="float">
            <text:p>133.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8236" calcext:value-type="float">
            <text:p>133.1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85408" calcext:value-type="float">
            <text:p>133.1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37808" calcext:value-type="float">
            <text:p>133.3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57264" calcext:value-type="float">
            <text:p>133.5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68872" calcext:value-type="float">
            <text:p>133.4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7192" calcext:value-type="float">
            <text:p>133.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72504" calcext:value-type="float">
            <text:p>133.5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7472" calcext:value-type="float">
            <text:p>133.6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65696" calcext:value-type="float">
            <text:p>133.9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4248" calcext:value-type="float">
            <text:p>134.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65568" calcext:value-type="float">
            <text:p>134.46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168" calcext:value-type="float">
            <text:p>134.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19848" calcext:value-type="float">
            <text:p>134.4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33792" calcext:value-type="float">
            <text:p>134.7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82688" calcext:value-type="float">
            <text:p>134.2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54672" calcext:value-type="float">
            <text:p>134.1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02272" calcext:value-type="float">
            <text:p>134.0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41896" calcext:value-type="float">
            <text:p>134.0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92544" calcext:value-type="float">
            <text:p>133.8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3768" calcext:value-type="float">
            <text:p>133.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3504" calcext:value-type="float">
            <text:p>133.9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4424" calcext:value-type="float">
            <text:p>133.6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30416" calcext:value-type="float">
            <text:p>133.6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90208" calcext:value-type="float">
            <text:p>133.4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66408" calcext:value-type="float">
            <text:p>133.5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3956" calcext:value-type="float">
            <text:p>133.6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5112" calcext:value-type="float">
            <text:p>133.8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38264" calcext:value-type="float">
            <text:p>133.9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834" calcext:value-type="float">
            <text:p>133.88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5112" calcext:value-type="float">
            <text:p>133.8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816" calcext:value-type="float">
            <text:p>133.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816" calcext:value-type="float">
            <text:p>133.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95008" calcext:value-type="float">
            <text:p>133.7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13296" calcext:value-type="float">
            <text:p>133.8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55968" calcext:value-type="float">
            <text:p>133.8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41312" calcext:value-type="float">
            <text:p>133.9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6176" calcext:value-type="float">
            <text:p>133.9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53504" calcext:value-type="float">
            <text:p>133.9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63944" calcext:value-type="float">
            <text:p>133.6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4424" calcext:value-type="float">
            <text:p>133.6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18808" calcext:value-type="float">
            <text:p>133.7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37096" calcext:value-type="float">
            <text:p>133.7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46824" calcext:value-type="float">
            <text:p>133.8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59016" calcext:value-type="float">
            <text:p>133.8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358" calcext:value-type="float">
            <text:p>134.0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76592" calcext:value-type="float">
            <text:p>134.2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86904" calcext:value-type="float">
            <text:p>134.4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11872" calcext:value-type="float">
            <text:p>134.6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7588" calcext:value-type="float">
            <text:p>134.6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22896" calcext:value-type="float">
            <text:p>134.42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3232" calcext:value-type="float">
            <text:p>134.0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54088" calcext:value-type="float">
            <text:p>134.0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60184" calcext:value-type="float">
            <text:p>134.0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358" calcext:value-type="float">
            <text:p>134.0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99224" calcext:value-type="float">
            <text:p>133.9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5104" calcext:value-type="float">
            <text:p>134.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904736" calcext:value-type="float">
            <text:p>133.9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8528" calcext:value-type="float">
            <text:p>133.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1096" calcext:value-type="float">
            <text:p>133.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738" calcext:value-type="float">
            <text:p>133.2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51296" calcext:value-type="float">
            <text:p>133.0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78728" calcext:value-type="float">
            <text:p>133.0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18936" calcext:value-type="float">
            <text:p>133.2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62192" calcext:value-type="float">
            <text:p>133.3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0376" calcext:value-type="float">
            <text:p>133.3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72632" calcext:value-type="float">
            <text:p>133.0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28792" calcext:value-type="float">
            <text:p>132.8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19648" calcext:value-type="float">
            <text:p>132.8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92216" calcext:value-type="float">
            <text:p>132.7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40984" calcext:value-type="float">
            <text:p>132.8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95264" calcext:value-type="float">
            <text:p>132.7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3184" calcext:value-type="float">
            <text:p>132.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84368" calcext:value-type="float">
            <text:p>132.4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4604" calcext:value-type="float">
            <text:p>132.1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33264" calcext:value-type="float">
            <text:p>132.0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364" calcext:value-type="float">
            <text:p>131.9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81448" calcext:value-type="float">
            <text:p>131.9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38776" calcext:value-type="float">
            <text:p>131.9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6584" calcext:value-type="float">
            <text:p>131.9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77816" calcext:value-type="float">
            <text:p>131.8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9424" calcext:value-type="float">
            <text:p>131.7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58944" calcext:value-type="float">
            <text:p>131.7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408" calcext:value-type="float">
            <text:p>131.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0176" calcext:value-type="float">
            <text:p>131.7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3456" calcext:value-type="float">
            <text:p>131.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61408" calcext:value-type="float">
            <text:p>131.6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16272" calcext:value-type="float">
            <text:p>131.7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408" calcext:value-type="float">
            <text:p>131.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39488" calcext:value-type="float">
            <text:p>131.5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81576" calcext:value-type="float">
            <text:p>131.4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47464" calcext:value-type="float">
            <text:p>131.3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63288" calcext:value-type="float">
            <text:p>131.4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9696" calcext:value-type="float">
            <text:p>131.6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94936" calcext:value-type="float">
            <text:p>131.6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07128" calcext:value-type="float">
            <text:p>131.7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31512" calcext:value-type="float">
            <text:p>131.7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30928" calcext:value-type="float">
            <text:p>131.6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03496" calcext:value-type="float">
            <text:p>131.6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94936" calcext:value-type="float">
            <text:p>131.6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74768" calcext:value-type="float">
            <text:p>131.8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47336" calcext:value-type="float">
            <text:p>131.8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893056" calcext:value-type="float">
            <text:p>131.8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57064" calcext:value-type="float">
            <text:p>131.9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8508" calcext:value-type="float">
            <text:p>132.08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70424" calcext:value-type="float">
            <text:p>132.1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1368" calcext:value-type="float">
            <text:p>132.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02072" calcext:value-type="float">
            <text:p>132.4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34432" calcext:value-type="float">
            <text:p>132.2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38064" calcext:value-type="float">
            <text:p>132.3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78856" calcext:value-type="float">
            <text:p>132.5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83072" calcext:value-type="float">
            <text:p>132.7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76264" calcext:value-type="float">
            <text:p>133.1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90336" calcext:value-type="float">
            <text:p>132.9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90336" calcext:value-type="float">
            <text:p>132.99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9092" calcext:value-type="float">
            <text:p>133.0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15888" calcext:value-type="float">
            <text:p>133.2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62776" calcext:value-type="float">
            <text:p>133.4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9572" calcext:value-type="float">
            <text:p>133.3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43904" calcext:value-type="float">
            <text:p>133.3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46952" calcext:value-type="float">
            <text:p>133.3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786" calcext:value-type="float">
            <text:p>133.5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93256" calcext:value-type="float">
            <text:p>133.4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9144" calcext:value-type="float">
            <text:p>133.3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43904" calcext:value-type="float">
            <text:p>133.3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0376" calcext:value-type="float">
            <text:p>133.3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31128" calcext:value-type="float">
            <text:p>133.2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67704" calcext:value-type="float">
            <text:p>133.2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3476" calcext:value-type="float">
            <text:p>133.3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738" calcext:value-type="float">
            <text:p>133.2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8904" calcext:value-type="float">
            <text:p>133.2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46368" calcext:value-type="float">
            <text:p>133.2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70168" calcext:value-type="float">
            <text:p>133.1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15304" calcext:value-type="float">
            <text:p>133.1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02528" calcext:value-type="float">
            <text:p>133.0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11672" calcext:value-type="float">
            <text:p>133.0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7756" calcext:value-type="float">
            <text:p>132.8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53176" calcext:value-type="float">
            <text:p>132.8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86704" calcext:value-type="float">
            <text:p>132.8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166" calcext:value-type="float">
            <text:p>132.8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45912" calcext:value-type="float">
            <text:p>132.6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55056" calcext:value-type="float">
            <text:p>132.6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0136" calcext:value-type="float">
            <text:p>132.8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81192" calcext:value-type="float">
            <text:p>132.9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24448" calcext:value-type="float">
            <text:p>133.1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13424" calcext:value-type="float">
            <text:p>133.3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8716" calcext:value-type="float">
            <text:p>133.4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63816" calcext:value-type="float">
            <text:p>134.16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70496" calcext:value-type="float">
            <text:p>134.2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76592" calcext:value-type="float">
            <text:p>134.2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77632" calcext:value-type="float">
            <text:p>134.9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738" calcext:value-type="float">
            <text:p>133.2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43576" calcext:value-type="float">
            <text:p>132.2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063744" calcext:value-type="float">
            <text:p>132.0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52136" calcext:value-type="float">
            <text:p>132.1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10048" calcext:value-type="float">
            <text:p>132.2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61864" calcext:value-type="float">
            <text:p>132.2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0736" calcext:value-type="float">
            <text:p>132.3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35016" calcext:value-type="float">
            <text:p>132.3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95392" calcext:value-type="float">
            <text:p>132.2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988" calcext:value-type="float">
            <text:p>132.3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83784" calcext:value-type="float">
            <text:p>132.3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475224" calcext:value-type="float">
            <text:p>132.4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606288" calcext:value-type="float">
            <text:p>132.6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34304" calcext:value-type="float">
            <text:p>132.7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58688" calcext:value-type="float">
            <text:p>132.7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795264" calcext:value-type="float">
            <text:p>132.79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20232" calcext:value-type="float">
            <text:p>132.9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5376" calcext:value-type="float">
            <text:p>132.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59856" calcext:value-type="float">
            <text:p>132.9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69" calcext:value-type="float">
            <text:p>132.9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9092" calcext:value-type="float">
            <text:p>133.0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72632" calcext:value-type="float">
            <text:p>133.0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9092" calcext:value-type="float">
            <text:p>133.0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87872" calcext:value-type="float">
            <text:p>133.0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103112" calcext:value-type="float">
            <text:p>133.10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093968" calcext:value-type="float">
            <text:p>133.0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15888" calcext:value-type="float">
            <text:p>133.2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25856" calcext:value-type="float">
            <text:p>133.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56096" calcext:value-type="float">
            <text:p>133.3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53288" calcext:value-type="float">
            <text:p>133.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97472" calcext:value-type="float">
            <text:p>133.6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865112" calcext:value-type="float">
            <text:p>133.8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75424" calcext:value-type="float">
            <text:p>134.07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45528" calcext:value-type="float">
            <text:p>134.1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395464" calcext:value-type="float">
            <text:p>134.39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47776" calcext:value-type="float">
            <text:p>134.4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17384" calcext:value-type="float">
            <text:p>134.5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85024" calcext:value-type="float">
            <text:p>134.6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29448" calcext:value-type="float">
            <text:p>135.0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35544" calcext:value-type="float">
            <text:p>135.0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5688" calcext:value-type="float">
            <text:p>135.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94624" calcext:value-type="float">
            <text:p>135.2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74456" calcext:value-type="float">
            <text:p>135.4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01888" calcext:value-type="float">
            <text:p>135.5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11032" calcext:value-type="float">
            <text:p>135.5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23808" calcext:value-type="float">
            <text:p>135.6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42096" calcext:value-type="float">
            <text:p>135.6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39048" calcext:value-type="float">
            <text:p>135.6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6008" calcext:value-type="float">
            <text:p>134.17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82104" calcext:value-type="float">
            <text:p>134.1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82104" calcext:value-type="float">
            <text:p>134.1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82104" calcext:value-type="float">
            <text:p>134.1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82104" calcext:value-type="float">
            <text:p>134.1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82104" calcext:value-type="float">
            <text:p>134.1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82104" calcext:value-type="float">
            <text:p>134.1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82104" calcext:value-type="float">
            <text:p>134.1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82104" calcext:value-type="float">
            <text:p>134.1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79056" calcext:value-type="float">
            <text:p>134.1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54672" calcext:value-type="float">
            <text:p>134.15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057136" calcext:value-type="float">
            <text:p>134.0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82816" calcext:value-type="float">
            <text:p>133.7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27368" calcext:value-type="float">
            <text:p>133.6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30428" calcext:value-type="float">
            <text:p>133.3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65952" calcext:value-type="float">
            <text:p>132.9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93852" calcext:value-type="float">
            <text:p>132.9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37936" calcext:value-type="float">
            <text:p>132.8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523992" calcext:value-type="float">
            <text:p>132.5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9176" calcext:value-type="float">
            <text:p>132.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6584" calcext:value-type="float">
            <text:p>131.9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52264" calcext:value-type="float">
            <text:p>131.6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1452" calcext:value-type="float">
            <text:p>131.4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74312" calcext:value-type="float">
            <text:p>131.2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88384" calcext:value-type="float">
            <text:p>131.0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9448" calcext:value-type="float">
            <text:p>131.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15816" calcext:value-type="float">
            <text:p>131.1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45712" calcext:value-type="float">
            <text:p>131.0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40912" calcext:value-type="float">
            <text:p>130.74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47008" calcext:value-type="float">
            <text:p>130.74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07968" calcext:value-type="float">
            <text:p>130.80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86632" calcext:value-type="float">
            <text:p>130.7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01288" calcext:value-type="float">
            <text:p>130.70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19576" calcext:value-type="float">
            <text:p>130.7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69512" calcext:value-type="float">
            <text:p>130.9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6212" calcext:value-type="float">
            <text:p>131.2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27424" calcext:value-type="float">
            <text:p>131.02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90848" calcext:value-type="float">
            <text:p>130.9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46296" calcext:value-type="float">
            <text:p>131.14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67048" calcext:value-type="float">
            <text:p>131.0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85336" calcext:value-type="float">
            <text:p>131.0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82288" calcext:value-type="float">
            <text:p>131.0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58488" calcext:value-type="float">
            <text:p>131.1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26712" calcext:value-type="float">
            <text:p>131.4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0596" calcext:value-type="float">
            <text:p>131.5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79696" calcext:value-type="float">
            <text:p>131.6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89424" calcext:value-type="float">
            <text:p>131.7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41824" calcext:value-type="float">
            <text:p>131.9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27296" calcext:value-type="float">
            <text:p>131.5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43832" calcext:value-type="float">
            <text:p>131.2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28592" calcext:value-type="float">
            <text:p>131.2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19448" calcext:value-type="float">
            <text:p>131.2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37152" calcext:value-type="float">
            <text:p>131.13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61536" calcext:value-type="float">
            <text:p>131.1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20744" calcext:value-type="float">
            <text:p>130.9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44544" calcext:value-type="float">
            <text:p>130.84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04336" calcext:value-type="float">
            <text:p>130.7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603752" calcext:value-type="float">
            <text:p>130.60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14776" calcext:value-type="float">
            <text:p>130.4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84296" calcext:value-type="float">
            <text:p>130.3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38576" calcext:value-type="float">
            <text:p>130.3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0388" calcext:value-type="float">
            <text:p>130.1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78328" calcext:value-type="float">
            <text:p>129.8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649728" calcext:value-type="float">
            <text:p>129.6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12568" calcext:value-type="float">
            <text:p>129.5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62632" calcext:value-type="float">
            <text:p>129.2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018792" calcext:value-type="float">
            <text:p>129.0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57832" calcext:value-type="float">
            <text:p>128.9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3896" calcext:value-type="float">
            <text:p>128.8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01216" calcext:value-type="float">
            <text:p>128.6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1036" calcext:value-type="float">
            <text:p>128.6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51864" calcext:value-type="float">
            <text:p>128.4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159256" calcext:value-type="float">
            <text:p>128.1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79424" calcext:value-type="float">
            <text:p>127.97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702056" calcext:value-type="float">
            <text:p>127.7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83184" calcext:value-type="float">
            <text:p>127.5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6924" calcext:value-type="float">
            <text:p>127.2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74168" calcext:value-type="float">
            <text:p>127.0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2728" calcext:value-type="float">
            <text:p>126.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28576" calcext:value-type="float">
            <text:p>126.5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92584" calcext:value-type="float">
            <text:p>126.5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3772" calcext:value-type="float">
            <text:p>126.5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9388" calcext:value-type="float">
            <text:p>126.2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81816" calcext:value-type="float">
            <text:p>125.7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3" calcext:value-type="float">
            <text:p>125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3" calcext:value-type="float">
            <text:p>125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90376" calcext:value-type="float">
            <text:p>125.6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77016" calcext:value-type="float">
            <text:p>125.4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72216" calcext:value-type="float">
            <text:p>125.1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6132" calcext:value-type="float">
            <text:p>124.8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96144" calcext:value-type="float">
            <text:p>124.5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70592" calcext:value-type="float">
            <text:p>124.3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78568" calcext:value-type="float">
            <text:p>124.1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9932" calcext:value-type="float">
            <text:p>124.0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96272" calcext:value-type="float">
            <text:p>124.0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5548" calcext:value-type="float">
            <text:p>123.8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6404" calcext:value-type="float">
            <text:p>123.7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45752" calcext:value-type="float">
            <text:p>123.7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82328" calcext:value-type="float">
            <text:p>123.7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89008" calcext:value-type="float">
            <text:p>123.8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95688" calcext:value-type="float">
            <text:p>123.9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49968" calcext:value-type="float">
            <text:p>123.9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29928" calcext:value-type="float">
            <text:p>123.6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34856" calcext:value-type="float">
            <text:p>123.4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70264" calcext:value-type="float">
            <text:p>123.2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22792" calcext:value-type="float">
            <text:p>122.9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78952" calcext:value-type="float">
            <text:p>122.6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27136" calcext:value-type="float">
            <text:p>122.6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35696" calcext:value-type="float">
            <text:p>122.5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66888" calcext:value-type="float">
            <text:p>122.1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75448" calcext:value-type="float">
            <text:p>122.0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438" calcext:value-type="float">
            <text:p>121.8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31024" calcext:value-type="float">
            <text:p>121.7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29856" calcext:value-type="float">
            <text:p>121.5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3232" calcext:value-type="float">
            <text:p>121.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80504" calcext:value-type="float">
            <text:p>121.3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01256" calcext:value-type="float">
            <text:p>121.3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64096" calcext:value-type="float">
            <text:p>121.1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9892" calcext:value-type="float">
            <text:p>120.8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89192" calcext:value-type="float">
            <text:p>120.7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15456" calcext:value-type="float">
            <text:p>120.6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45352" calcext:value-type="float">
            <text:p>120.5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66688" calcext:value-type="float">
            <text:p>120.5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25896" calcext:value-type="float">
            <text:p>120.3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07608" calcext:value-type="float">
            <text:p>120.3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5884" calcext:value-type="float">
            <text:p>120.2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9788" calcext:value-type="float">
            <text:p>120.1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2704" calcext:value-type="float">
            <text:p>119.9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83936" calcext:value-type="float">
            <text:p>119.8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49824" calcext:value-type="float">
            <text:p>119.7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49824" calcext:value-type="float">
            <text:p>119.7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6296" calcext:value-type="float">
            <text:p>119.7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46776" calcext:value-type="float">
            <text:p>119.7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58968" calcext:value-type="float">
            <text:p>119.7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35168" calcext:value-type="float">
            <text:p>119.8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47944" calcext:value-type="float">
            <text:p>119.9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8696" calcext:value-type="float">
            <text:p>119.8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35168" calcext:value-type="float">
            <text:p>119.8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50408" calcext:value-type="float">
            <text:p>119.8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17464" calcext:value-type="float">
            <text:p>119.9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82768" calcext:value-type="float">
            <text:p>119.6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7304" calcext:value-type="float">
            <text:p>119.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24272" calcext:value-type="float">
            <text:p>119.5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54752" calcext:value-type="float">
            <text:p>119.5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05984" calcext:value-type="float">
            <text:p>119.5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24272" calcext:value-type="float">
            <text:p>119.5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4256" calcext:value-type="float">
            <text:p>119.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11496" calcext:value-type="float">
            <text:p>119.4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04816" calcext:value-type="float">
            <text:p>119.3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37176" calcext:value-type="float">
            <text:p>119.1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8136" calcext:value-type="float">
            <text:p>119.1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7488" calcext:value-type="float">
            <text:p>119.3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69408" calcext:value-type="float">
            <text:p>119.4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6152" calcext:value-type="float">
            <text:p>119.3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5968" calcext:value-type="float">
            <text:p>119.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6528" calcext:value-type="float">
            <text:p>119.2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6156" calcext:value-type="float">
            <text:p>119.1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58512" calcext:value-type="float">
            <text:p>119.1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18888" calcext:value-type="float">
            <text:p>119.1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0704" calcext:value-type="float">
            <text:p>119.1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2252" calcext:value-type="float">
            <text:p>119.2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95672" calcext:value-type="float">
            <text:p>119.2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7008" calcext:value-type="float">
            <text:p>119.3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62144" calcext:value-type="float">
            <text:p>119.2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7008" calcext:value-type="float">
            <text:p>119.3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9848" calcext:value-type="float">
            <text:p>119.1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60976" calcext:value-type="float">
            <text:p>119.0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64024" calcext:value-type="float">
            <text:p>119.0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01184" calcext:value-type="float">
            <text:p>119.2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03648" calcext:value-type="float">
            <text:p>119.1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36008" calcext:value-type="float">
            <text:p>118.9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84192" calcext:value-type="float">
            <text:p>118.8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2" calcext:value-type="float">
            <text:p>118.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98848" calcext:value-type="float">
            <text:p>118.7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1584" calcext:value-type="float">
            <text:p>118.5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768" calcext:value-type="float">
            <text:p>118.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28744" calcext:value-type="float">
            <text:p>118.7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3504" calcext:value-type="float">
            <text:p>118.7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64736" calcext:value-type="float">
            <text:p>118.6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46448" calcext:value-type="float">
            <text:p>118.6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76344" calcext:value-type="float">
            <text:p>118.5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42232" calcext:value-type="float">
            <text:p>118.4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6908" calcext:value-type="float">
            <text:p>118.3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6908" calcext:value-type="float">
            <text:p>118.3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48912" calcext:value-type="float">
            <text:p>118.5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42232" calcext:value-type="float">
            <text:p>118.4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72128" calcext:value-type="float">
            <text:p>118.3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0312" calcext:value-type="float">
            <text:p>118.3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37432" calcext:value-type="float">
            <text:p>118.1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19728" calcext:value-type="float">
            <text:p>118.2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05072" calcext:value-type="float">
            <text:p>118.3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9288" calcext:value-type="float">
            <text:p>118.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80688" calcext:value-type="float">
            <text:p>118.2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59352" calcext:value-type="float">
            <text:p>118.2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56304" calcext:value-type="float">
            <text:p>118.2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34968" calcext:value-type="float">
            <text:p>118.2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1668" calcext:value-type="float">
            <text:p>118.2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28872" calcext:value-type="float">
            <text:p>118.2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6408" calcext:value-type="float">
            <text:p>118.3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386" calcext:value-type="float">
            <text:p>118.3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38016" calcext:value-type="float">
            <text:p>118.2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58768" calcext:value-type="float">
            <text:p>118.1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20312" calcext:value-type="float">
            <text:p>118.3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6052" calcext:value-type="float">
            <text:p>118.4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0144" calcext:value-type="float">
            <text:p>118.5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26992" calcext:value-type="float">
            <text:p>118.4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93464" calcext:value-type="float">
            <text:p>118.3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58768" calcext:value-type="float">
            <text:p>118.1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16096" calcext:value-type="float">
            <text:p>118.1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58768" calcext:value-type="float">
            <text:p>118.1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1668" calcext:value-type="float">
            <text:p>118.2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17264" calcext:value-type="float">
            <text:p>118.3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77056" calcext:value-type="float">
            <text:p>118.1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624" calcext:value-type="float">
            <text:p>118.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07536" calcext:value-type="float">
            <text:p>118.2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3192" calcext:value-type="float">
            <text:p>118.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47744" calcext:value-type="float">
            <text:p>118.3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50792" calcext:value-type="float">
            <text:p>118.3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93464" calcext:value-type="float">
            <text:p>118.3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6908" calcext:value-type="float">
            <text:p>118.3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26992" calcext:value-type="float">
            <text:p>118.4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66616" calcext:value-type="float">
            <text:p>118.4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33088" calcext:value-type="float">
            <text:p>118.4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62984" calcext:value-type="float">
            <text:p>118.3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5572" calcext:value-type="float">
            <text:p>118.1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04488" calcext:value-type="float">
            <text:p>118.2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80688" calcext:value-type="float">
            <text:p>118.2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23944" calcext:value-type="float">
            <text:p>118.4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89832" calcext:value-type="float">
            <text:p>118.2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12464" calcext:value-type="float">
            <text:p>118.0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8808" calcext:value-type="float">
            <text:p>117.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28288" calcext:value-type="float">
            <text:p>118.1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0144" calcext:value-type="float">
            <text:p>118.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53256" calcext:value-type="float">
            <text:p>118.2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32048" calcext:value-type="float">
            <text:p>117.7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04032" calcext:value-type="float">
            <text:p>117.6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20568" calcext:value-type="float">
            <text:p>117.3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7504" calcext:value-type="float">
            <text:p>116.4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4716" calcext:value-type="float">
            <text:p>118.2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482" calcext:value-type="float">
            <text:p>118.9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9536" calcext:value-type="float">
            <text:p>118.9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3856" calcext:value-type="float">
            <text:p>119.2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776" calcext:value-type="float">
            <text:p>119.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54168" calcext:value-type="float">
            <text:p>119.4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84064" calcext:value-type="float">
            <text:p>119.3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8348" calcext:value-type="float">
            <text:p>119.2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3776" calcext:value-type="float">
            <text:p>119.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40808" calcext:value-type="float">
            <text:p>119.2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5968" calcext:value-type="float">
            <text:p>119.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15128" calcext:value-type="float">
            <text:p>119.5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33416" calcext:value-type="float">
            <text:p>119.5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45608" calcext:value-type="float">
            <text:p>119.5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02936" calcext:value-type="float">
            <text:p>119.5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08448" calcext:value-type="float">
            <text:p>119.4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45024" calcext:value-type="float">
            <text:p>119.4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09032" calcext:value-type="float">
            <text:p>119.5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24272" calcext:value-type="float">
            <text:p>119.5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18176" calcext:value-type="float">
            <text:p>119.5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93792" calcext:value-type="float">
            <text:p>119.4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6944" calcext:value-type="float">
            <text:p>119.5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85816" calcext:value-type="float">
            <text:p>119.6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6296" calcext:value-type="float">
            <text:p>119.7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0784" calcext:value-type="float">
            <text:p>119.8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85816" calcext:value-type="float">
            <text:p>119.6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61432" calcext:value-type="float">
            <text:p>119.6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59552" calcext:value-type="float">
            <text:p>119.8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44312" calcext:value-type="float">
            <text:p>119.8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83936" calcext:value-type="float">
            <text:p>119.8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63184" calcext:value-type="float">
            <text:p>119.9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33872" calcext:value-type="float">
            <text:p>120.1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82056" calcext:value-type="float">
            <text:p>120.0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8696" calcext:value-type="float">
            <text:p>119.8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024" calcext:value-type="float">
            <text:p>120.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08904" calcext:value-type="float">
            <text:p>120.0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15" calcext:value-type="float">
            <text:p>120.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6336" calcext:value-type="float">
            <text:p>120.0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03976" calcext:value-type="float">
            <text:p>120.2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64352" calcext:value-type="float">
            <text:p>120.1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5884" calcext:value-type="float">
            <text:p>120.2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07608" calcext:value-type="float">
            <text:p>120.3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27064" calcext:value-type="float">
            <text:p>120.5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81344" calcext:value-type="float">
            <text:p>120.4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30112" calcext:value-type="float">
            <text:p>120.5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3264" calcext:value-type="float">
            <text:p>120.6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52616" calcext:value-type="float">
            <text:p>120.7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43472" calcext:value-type="float">
            <text:p>120.7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01384" calcext:value-type="float">
            <text:p>120.8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4536" calcext:value-type="float">
            <text:p>120.8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0632" calcext:value-type="float">
            <text:p>120.8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26936" calcext:value-type="float">
            <text:p>121.0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7324" calcext:value-type="float">
            <text:p>121.1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75704" calcext:value-type="float">
            <text:p>121.0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72656" calcext:value-type="float">
            <text:p>121.0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99504" calcext:value-type="float">
            <text:p>120.9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85432" calcext:value-type="float">
            <text:p>121.1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28688" calcext:value-type="float">
            <text:p>121.3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22592" calcext:value-type="float">
            <text:p>121.3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85432" calcext:value-type="float">
            <text:p>121.1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61048" calcext:value-type="float">
            <text:p>121.1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92696" calcext:value-type="float">
            <text:p>121.3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56704" calcext:value-type="float">
            <text:p>121.4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21296" calcext:value-type="float">
            <text:p>121.6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00544" calcext:value-type="float">
            <text:p>121.7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71816" calcext:value-type="float">
            <text:p>121.9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13904" calcext:value-type="float">
            <text:p>121.9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23048" calcext:value-type="float">
            <text:p>121.9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77912" calcext:value-type="float">
            <text:p>121.9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8764" calcext:value-type="float">
            <text:p>122.0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00416" calcext:value-type="float">
            <text:p>122.2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77912" calcext:value-type="float">
            <text:p>121.9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30312" calcext:value-type="float">
            <text:p>122.1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89392" calcext:value-type="float">
            <text:p>122.3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72984" calcext:value-type="float">
            <text:p>122.1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69936" calcext:value-type="float">
            <text:p>122.1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2668" calcext:value-type="float">
            <text:p>122.0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57872" calcext:value-type="float">
            <text:p>121.6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15912" calcext:value-type="float">
            <text:p>121.2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97624" calcext:value-type="float">
            <text:p>121.1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80504" calcext:value-type="float">
            <text:p>121.3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87896" calcext:value-type="float">
            <text:p>121.0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05016" calcext:value-type="float">
            <text:p>120.9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63056" calcext:value-type="float">
            <text:p>120.4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1396" calcext:value-type="float">
            <text:p>119.3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058" calcext:value-type="float">
            <text:p>122.6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27592" calcext:value-type="float">
            <text:p>123.2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84336" calcext:value-type="float">
            <text:p>123.0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0204" calcext:value-type="float">
            <text:p>123.0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0204" calcext:value-type="float">
            <text:p>123.0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80704" calcext:value-type="float">
            <text:p>122.9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16112" calcext:value-type="float">
            <text:p>122.8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94904" calcext:value-type="float">
            <text:p>122.2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79664" calcext:value-type="float">
            <text:p>122.2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09104" calcext:value-type="float">
            <text:p>121.6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69152" calcext:value-type="float">
            <text:p>120.4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44896" calcext:value-type="float">
            <text:p>119.9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81944" calcext:value-type="float">
            <text:p>125.2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97768" calcext:value-type="float">
            <text:p>125.3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13008" calcext:value-type="float">
            <text:p>125.4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85576" calcext:value-type="float">
            <text:p>125.3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28832" calcext:value-type="float">
            <text:p>125.5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41024" calcext:value-type="float">
            <text:p>125.5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00232" calcext:value-type="float">
            <text:p>125.3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5276" calcext:value-type="float">
            <text:p>124.9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96856" calcext:value-type="float">
            <text:p>124.1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21112" calcext:value-type="float">
            <text:p>124.7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77928" calcext:value-type="float">
            <text:p>126.6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50496" calcext:value-type="float">
            <text:p>126.6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9368" calcext:value-type="float">
            <text:p>126.7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54128" calcext:value-type="float">
            <text:p>126.7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48032" calcext:value-type="float">
            <text:p>126.7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77928" calcext:value-type="float">
            <text:p>126.6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77344" calcext:value-type="float">
            <text:p>126.5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87072" calcext:value-type="float">
            <text:p>126.6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70664" calcext:value-type="float">
            <text:p>126.4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64568" calcext:value-type="float">
            <text:p>126.4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90832" calcext:value-type="float">
            <text:p>126.2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06072" calcext:value-type="float">
            <text:p>126.3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82272" calcext:value-type="float">
            <text:p>126.3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68912" calcext:value-type="float">
            <text:p>126.1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65864" calcext:value-type="float">
            <text:p>126.1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8052" calcext:value-type="float">
            <text:p>126.0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00104" calcext:value-type="float">
            <text:p>125.8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00104" calcext:value-type="float">
            <text:p>125.8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0432" calcext:value-type="float">
            <text:p>126.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70792" calcext:value-type="float">
            <text:p>125.9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46408" calcext:value-type="float">
            <text:p>125.9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7572" calcext:value-type="float">
            <text:p>125.7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4712" calcext:value-type="float">
            <text:p>125.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67872" calcext:value-type="float">
            <text:p>125.4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94136" calcext:value-type="float">
            <text:p>125.2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3564" calcext:value-type="float">
            <text:p>125.1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372" calcext:value-type="float">
            <text:p>125.0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86288" calcext:value-type="float">
            <text:p>124.9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9816" calcext:value-type="float">
            <text:p>125.0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19944" calcext:value-type="float">
            <text:p>124.5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25456" calcext:value-type="float">
            <text:p>124.4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85248" calcext:value-type="float">
            <text:p>124.2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822" calcext:value-type="float">
            <text:p>124.2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46208" calcext:value-type="float">
            <text:p>124.3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346" calcext:value-type="float">
            <text:p>124.4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01656" calcext:value-type="float">
            <text:p>124.5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37648" calcext:value-type="float">
            <text:p>124.4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21824" calcext:value-type="float">
            <text:p>124.3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1268" calcext:value-type="float">
            <text:p>124.3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9076" calcext:value-type="float">
            <text:p>124.1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86544" calcext:value-type="float">
            <text:p>123.9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53016" calcext:value-type="float">
            <text:p>123.9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98736" calcext:value-type="float">
            <text:p>123.9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11512" calcext:value-type="float">
            <text:p>124.1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81032" calcext:value-type="float">
            <text:p>124.0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6696" calcext:value-type="float">
            <text:p>124.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44328" calcext:value-type="float">
            <text:p>124.5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8408" calcext:value-type="float">
            <text:p>124.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54896" calcext:value-type="float">
            <text:p>123.7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51848" calcext:value-type="float">
            <text:p>123.7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62872" calcext:value-type="float">
            <text:p>123.5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47632" calcext:value-type="float">
            <text:p>123.5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6592" calcext:value-type="float">
            <text:p>123.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62872" calcext:value-type="float">
            <text:p>123.5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41536" calcext:value-type="float">
            <text:p>123.5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66504" calcext:value-type="float">
            <text:p>123.6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36608" calcext:value-type="float">
            <text:p>123.7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83496" calcext:value-type="float">
            <text:p>123.9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38944" calcext:value-type="float">
            <text:p>124.1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67544" calcext:value-type="float">
            <text:p>124.3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93096" calcext:value-type="float">
            <text:p>124.5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4316" calcext:value-type="float">
            <text:p>124.3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07296" calcext:value-type="float">
            <text:p>123.9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98024" calcext:value-type="float">
            <text:p>124.3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45752" calcext:value-type="float">
            <text:p>123.7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20784" calcext:value-type="float">
            <text:p>123.6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01656" calcext:value-type="float">
            <text:p>124.5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41864" calcext:value-type="float">
            <text:p>124.6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57232" calcext:value-type="float">
            <text:p>124.1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17992" calcext:value-type="float">
            <text:p>122.6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23104" calcext:value-type="float">
            <text:p>119.3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35312" calcext:value-type="float">
            <text:p>124.0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33504" calcext:value-type="float">
            <text:p>126.3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72544" calcext:value-type="float">
            <text:p>126.2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71176" calcext:value-type="float">
            <text:p>124.4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84024" calcext:value-type="float">
            <text:p>126.6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23648" calcext:value-type="float">
            <text:p>126.7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62104" calcext:value-type="float">
            <text:p>126.5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3272" calcext:value-type="float">
            <text:p>126.7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78056" calcext:value-type="float">
            <text:p>126.1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75136" calcext:value-type="float">
            <text:p>125.6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00232" calcext:value-type="float">
            <text:p>125.3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51592" calcext:value-type="float">
            <text:p>124.7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6768" calcext:value-type="float">
            <text:p>125.0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49128" calcext:value-type="float">
            <text:p>124.8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31424" calcext:value-type="float">
            <text:p>124.9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5744" calcext:value-type="float">
            <text:p>125.2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62816" calcext:value-type="float">
            <text:p>126.1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68" calcext:value-type="float">
            <text:p>126.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14048" calcext:value-type="float">
            <text:p>126.1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28832" calcext:value-type="float">
            <text:p>125.5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0328" calcext:value-type="float">
            <text:p>125.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15016" calcext:value-type="float">
            <text:p>124.7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51008" calcext:value-type="float">
            <text:p>124.6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94848" calcext:value-type="float">
            <text:p>124.8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2228" calcext:value-type="float">
            <text:p>124.9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992" calcext:value-type="float">
            <text:p>125.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16768" calcext:value-type="float">
            <text:p>125.0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52048" calcext:value-type="float">
            <text:p>125.3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0328" calcext:value-type="float">
            <text:p>125.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9648" calcext:value-type="float">
            <text:p>125.1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204" calcext:value-type="float">
            <text:p>125.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014" calcext:value-type="float">
            <text:p>125.5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9764" calcext:value-type="float">
            <text:p>125.8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96344" calcext:value-type="float">
            <text:p>126.1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0244" calcext:value-type="float">
            <text:p>126.2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21312" calcext:value-type="float">
            <text:p>126.3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43232" calcext:value-type="float">
            <text:p>126.4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13008" calcext:value-type="float">
            <text:p>125.4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3752" calcext:value-type="float">
            <text:p>124.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3084" calcext:value-type="float">
            <text:p>124.8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5944" calcext:value-type="float">
            <text:p>125.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73512" calcext:value-type="float">
            <text:p>124.8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156" calcext:value-type="float">
            <text:p>124.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87128" calcext:value-type="float">
            <text:p>124.0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34856" calcext:value-type="float">
            <text:p>123.4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2584" calcext:value-type="float">
            <text:p>122.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3628" calcext:value-type="float">
            <text:p>122.6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72728" calcext:value-type="float">
            <text:p>123.1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62416" calcext:value-type="float">
            <text:p>122.9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68384" calcext:value-type="float">
            <text:p>123.4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9076" calcext:value-type="float">
            <text:p>124.1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584" calcext:value-type="float">
            <text:p>124.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64624" calcext:value-type="float">
            <text:p>123.8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45752" calcext:value-type="float">
            <text:p>123.7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37448" calcext:value-type="float">
            <text:p>122.8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51648" calcext:value-type="float">
            <text:p>122.1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44056" calcext:value-type="float">
            <text:p>120.8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6928" calcext:value-type="float">
            <text:p>119.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0472" calcext:value-type="float">
            <text:p>119.6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81016" calcext:value-type="float">
            <text:p>119.3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47616" calcext:value-type="float">
            <text:p>118.8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44112" calcext:value-type="float">
            <text:p>118.2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6224" calcext:value-type="float">
            <text:p>117.6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83992" calcext:value-type="float">
            <text:p>117.2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57728" calcext:value-type="float">
            <text:p>117.4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766" calcext:value-type="float">
            <text:p>117.5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5016" calcext:value-type="float">
            <text:p>117.0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97608" calcext:value-type="float">
            <text:p>116.4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7152" calcext:value-type="float">
            <text:p>115.8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9728" calcext:value-type="float">
            <text:p>115.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7384" calcext:value-type="float">
            <text:p>111.6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02536" calcext:value-type="float">
            <text:p>116.3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14728" calcext:value-type="float">
            <text:p>116.3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04872" calcext:value-type="float">
            <text:p>116.7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98904" calcext:value-type="float">
            <text:p>116.1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07464" calcext:value-type="float">
            <text:p>116.1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85088" calcext:value-type="float">
            <text:p>115.3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9808" calcext:value-type="float">
            <text:p>115.0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008" calcext:value-type="float">
            <text:p>114.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68864" calcext:value-type="float">
            <text:p>112.06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4008" calcext:value-type="float">
            <text:p>110.5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92" calcext:value-type="float">
            <text:p>115.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82" calcext:value-type="float">
            <text:p>115.1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4024" calcext:value-type="float">
            <text:p>115.2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11936" calcext:value-type="float">
            <text:p>115.3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18032" calcext:value-type="float">
            <text:p>115.3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04088" calcext:value-type="float">
            <text:p>115.0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572" calcext:value-type="float">
            <text:p>114.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628" calcext:value-type="float">
            <text:p>115.0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9436" calcext:value-type="float">
            <text:p>114.8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7928" calcext:value-type="float">
            <text:p>115.2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9808" calcext:value-type="float">
            <text:p>115.0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296" calcext:value-type="float">
            <text:p>115.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0768" calcext:value-type="float">
            <text:p>115.1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6216" calcext:value-type="float">
            <text:p>115.2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60832" calcext:value-type="float">
            <text:p>114.8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70688" calcext:value-type="float">
            <text:p>114.4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91312" calcext:value-type="float">
            <text:p>114.8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16408" calcext:value-type="float">
            <text:p>114.5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5512" calcext:value-type="float">
            <text:p>114.2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31064" calcext:value-type="float">
            <text:p>114.4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9688" calcext:value-type="float">
            <text:p>114.0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3528" calcext:value-type="float">
            <text:p>114.3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45136" calcext:value-type="float">
            <text:p>114.2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714" calcext:value-type="float">
            <text:p>114.0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376" calcext:value-type="float">
            <text:p>113.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43968" calcext:value-type="float">
            <text:p>114.0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048" calcext:value-type="float">
            <text:p>114.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2464" calcext:value-type="float">
            <text:p>114.2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63424" calcext:value-type="float">
            <text:p>114.2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0188" calcext:value-type="float">
            <text:p>114.10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6328" calcext:value-type="float">
            <text:p>113.8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0256" calcext:value-type="float">
            <text:p>113.3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51488" calcext:value-type="float">
            <text:p>113.2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6816" calcext:value-type="float">
            <text:p>112.44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62768" calcext:value-type="float">
            <text:p>112.06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01224" calcext:value-type="float">
            <text:p>111.90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9784" calcext:value-type="float">
            <text:p>111.80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2248" calcext:value-type="float">
            <text:p>111.7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204" calcext:value-type="float">
            <text:p>111.5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3544" calcext:value-type="float">
            <text:p>111.4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44736" calcext:value-type="float">
            <text:p>111.04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0648" calcext:value-type="float">
            <text:p>110.3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2384" calcext:value-type="float">
            <text:p>109.7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946" calcext:value-type="float">
            <text:p>109.1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85" calcext:value-type="float">
            <text:p>108.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8992" calcext:value-type="float">
            <text:p>107.7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848" calcext:value-type="float">
            <text:p>106.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9712" calcext:value-type="float">
            <text:p>106.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7604" calcext:value-type="float">
            <text:p>105.4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308" calcext:value-type="float">
            <text:p>104.65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9304" calcext:value-type="float">
            <text:p>104.1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9536" calcext:value-type="float">
            <text:p>103.7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63904" calcext:value-type="float">
            <text:p>102.8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35888" calcext:value-type="float">
            <text:p>102.7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27456" calcext:value-type="float">
            <text:p>102.32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224" calcext:value-type="float">
            <text:p>101.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67336" calcext:value-type="float">
            <text:p>101.36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0056" calcext:value-type="float">
            <text:p>100.2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14224" calcext:value-type="float">
            <text:p>101.6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02032" calcext:value-type="float">
            <text:p>101.6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17984" calcext:value-type="float">
            <text:p>101.2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8108" calcext:value-type="float">
            <text:p>100.0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3392" calcext:value-type="float">
            <text:p>96.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7672" calcext:value-type="float">
            <text:p>93.3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45328" calcext:value-type="float">
            <text:p>94.4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52752" calcext:value-type="float">
            <text:p>103.5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26616" calcext:value-type="float">
            <text:p>103.2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25448" calcext:value-type="float">
            <text:p>103.0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6576" calcext:value-type="float">
            <text:p>102.9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71752" calcext:value-type="float">
            <text:p>103.1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9416" calcext:value-type="float">
            <text:p>102.7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41984" calcext:value-type="float">
            <text:p>102.7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3112" calcext:value-type="float">
            <text:p>102.6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96848" calcext:value-type="float">
            <text:p>102.7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34008" calcext:value-type="float">
            <text:p>102.9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28368" calcext:value-type="float">
            <text:p>103.5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52168" calcext:value-type="float">
            <text:p>103.4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08072" calcext:value-type="float">
            <text:p>104.2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1768" calcext:value-type="float">
            <text:p>104.0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84856" calcext:value-type="float">
            <text:p>104.38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18968" calcext:value-type="float">
            <text:p>104.5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25648" calcext:value-type="float">
            <text:p>104.62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56" calcext:value-type="float">
            <text:p>105.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93288" calcext:value-type="float">
            <text:p>104.7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84912" calcext:value-type="float">
            <text:p>101.7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93456" calcext:value-type="float">
            <text:p>96.9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02072" calcext:value-type="float">
            <text:p>94.3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86064" calcext:value-type="float">
            <text:p>97.2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928" calcext:value-type="float">
            <text:p>108.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7552" calcext:value-type="float">
            <text:p>107.6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0808" calcext:value-type="float">
            <text:p>104.0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12-12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256" calcext:value-type="float">
            <text:p>100.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90736" calcext:value-type="float">
            <text:p>98.0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57768" calcext:value-type="float">
            <text:p>110.1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05952" calcext:value-type="float">
            <text:p>110.1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3216" calcext:value-type="float">
            <text:p>110.3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14312" calcext:value-type="float">
            <text:p>108.4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01536" calcext:value-type="float">
            <text:p>108.3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9712" calcext:value-type="float">
            <text:p>109.7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1072" calcext:value-type="float">
            <text:p>101.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99936" calcext:value-type="float">
            <text:p>95.49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975168" calcext:value-type="float">
            <text:p>96.9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74912" calcext:value-type="float">
            <text:p>97.9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0696" calcext:value-type="float">
            <text:p>101.58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33728" calcext:value-type="float">
            <text:p>115.9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9192" calcext:value-type="float">
            <text:p>113.1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9936" calcext:value-type="float">
            <text:p>106.9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9192" calcext:value-type="float">
            <text:p>116.9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8788" calcext:value-type="float">
            <text:p>116.3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75888" calcext:value-type="float">
            <text:p>117.9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74592" calcext:value-type="float">
            <text:p>118.2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8328" calcext:value-type="float">
            <text:p>117.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48128" calcext:value-type="float">
            <text:p>116.8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876" calcext:value-type="float">
            <text:p>115.8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6424" calcext:value-type="float">
            <text:p>115.4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67256" calcext:value-type="float">
            <text:p>115.9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9536" calcext:value-type="float">
            <text:p>115.1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2464" calcext:value-type="float">
            <text:p>114.2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61088" calcext:value-type="float">
            <text:p>113.8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6828" calcext:value-type="float">
            <text:p>111.9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0912" calcext:value-type="float">
            <text:p>111.6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12248" calcext:value-type="float">
            <text:p>111.71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7824" calcext:value-type="float">
            <text:p>111.3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98432" calcext:value-type="float">
            <text:p>110.89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808" calcext:value-type="float">
            <text:p>110.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9376" calcext:value-type="float">
            <text:p>110.06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57184" calcext:value-type="float">
            <text:p>110.0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31048" calcext:value-type="float">
            <text:p>109.7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04328" calcext:value-type="float">
            <text:p>109.3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9544" calcext:value-type="float">
            <text:p>108.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256" calcext:value-type="float">
            <text:p>108.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49326</text:p>
          </table:table-cell>
          <table:table-cell office:value-type="string" calcext:value-type="string">
            <text:p>2018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8876" calcext:value-type="float">
            <text:p>108.1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182" meta:object-count="0"/>
    <meta:user-defined meta:name="AppVersion">3.0</meta:user-defined>
  </office:meta>
</office:document-meta>
</file>